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cm" fo:min-width="21cm" style:writing-mode="lr-tb" loext:decorative="false"/>
      <style:paragraph-properties style:writing-mode="lr-tb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458cm" fo:min-width="0.032cm" loext:decorative="false"/>
    </style:style>
    <style:style style:name="gr4" style:family="graphic" style:parent-style-name="objectwithoutfill">
      <style:graphic-properties svg:stroke-width="0.106cm" svg:stroke-color="#000000" draw:marker-start-width="0.359cm" draw:marker-end-width="0.359cm" draw:fill="solid" draw:fill-color="#000000" draw:textarea-vertical-align="middle" fo:padding-top="0.178cm" fo:padding-bottom="0.178cm" fo:padding-left="0.303cm" fo:padding-right="0.303cm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2.25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159cm" svg:stroke-color="#729fcf" draw:marker-start-width="0.438cm" draw:marker-end-width="0.438cm" draw:fill-color="#ffffff" draw:textarea-horizontal-align="justify" draw:textarea-vertical-align="middle" draw:auto-grow-height="false" fo:min-height="4.092cm" fo:min-width="7.592cm" fo:padding-top="0.204cm" fo:padding-bottom="0.204cm" fo:padding-left="0.329cm" fo:padding-right="0.329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7.75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59cm" svg:stroke-color="#729fcf" draw:marker-start-width="0.438cm" draw:marker-end-width="0.438cm" draw:fill-color="#ffffff" draw:textarea-horizontal-align="justify" draw:textarea-vertical-align="middle" draw:auto-grow-height="false" fo:min-height="4.051cm" fo:min-width="7.592cm" fo:padding-top="0.204cm" fo:padding-bottom="0.204cm" fo:padding-left="0.329cm" fo:padding-right="0.329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41cm" fo:min-width="7.75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159cm" svg:stroke-color="#729fcf" draw:marker-start-width="0.438cm" draw:marker-end-width="0.438cm" draw:fill-color="#ffffff" draw:textarea-horizontal-align="justify" draw:textarea-vertical-align="middle" draw:auto-grow-height="false" fo:min-height="5.523cm" fo:min-width="7.592cm" fo:padding-top="0.204cm" fo:padding-bottom="0.204cm" fo:padding-left="0.329cm" fo:padding-right="0.329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069cm" fo:min-width="7.75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width="0.159cm" svg:stroke-color="#729fcf" draw:marker-start-width="0.438cm" draw:marker-end-width="0.438cm" draw:fill-color="#ffffff" draw:textarea-horizontal-align="justify" draw:textarea-vertical-align="middle" draw:auto-grow-height="false" fo:min-height="4.092cm" fo:min-width="7.592cm" fo:padding-top="0.204cm" fo:padding-bottom="0.204cm" fo:padding-left="0.329cm" fo:padding-right="0.329cm" style:writing-mode="lr-tb" loext:decorative="false"/>
      <style:paragraph-properties style:writing-mode="lr-tb"/>
    </style:style>
    <style:style style:name="gr13" style:family="graphic" style:parent-style-name="standard">
      <style:graphic-properties svg:stroke-linecap="round" draw:fill-color="#2a6099" draw:textarea-horizontal-align="justify" draw:textarea-vertical-align="middle" draw:auto-grow-height="false" fo:min-height="1.25cm" fo:min-width="3.5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77cm" fo:min-width="0cm" loext:decorative="false"/>
    </style:style>
    <style:style style:name="gr15" style:family="graphic" style:parent-style-name="standard">
      <style:graphic-properties draw:textarea-horizontal-align="justify" draw:textarea-vertical-align="middle" draw:auto-grow-height="false" fo:min-height="0.493cm" fo:min-width="1.65cm" style:writing-mode="lr-tb" loext:decorative="false"/>
      <style:paragraph-properties style:writing-mode="lr-tb"/>
    </style:style>
    <style:style style:name="gr1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9cm" fo:min-width="0cm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0.512cm" fo:min-width="1.75cm" style:writing-mode="lr-tb" loext:decorative="false"/>
      <style:paragraph-properties style:writing-mode="lr-tb"/>
    </style:style>
    <style:style style:name="gr18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9" style:family="graphic" style:parent-style-name="standard">
      <style:graphic-properties svg:stroke-linecap="round" draw:fill-color="#2a6099" draw:textarea-horizontal-align="justify" draw:textarea-vertical-align="middle" draw:auto-grow-height="false" fo:min-height="1.25cm" fo:min-width="3cm" style:writing-mode="lr-tb" loext:decorative="false"/>
      <style:paragraph-properties style:writing-mode="lr-tb"/>
    </style:style>
    <style:style style:name="gr20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3" style:family="graphic" style:parent-style-name="standard">
      <style:graphic-properties svg:stroke-linecap="round" draw:fill-color="#2a6099" draw:textarea-horizontal-align="justify" draw:textarea-vertical-align="middle" draw:auto-grow-height="false" fo:min-height="1cm" fo:min-width="2.5cm" style:writing-mode="lr-tb" loext:decorative="false"/>
      <style:paragraph-properties style:writing-mode="lr-tb"/>
    </style:style>
    <style:style style:name="gr24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-color="#2a6099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1.5cm" svg:height="1.75cm" svg:x="4cm" svg:y="2.45cm">
          <text:p text:style-name="P1">Identity Stakeholders</text:p>
          <draw:enhanced-geometry svg:viewBox="0 0 21600 21600" draw:type="rectangle" draw:enhanced-path="M 0 0 L 21600 0 21600 21600 0 21600 0 0 Z N"/>
        </draw:custom-shape>
        <draw:g draw:style-name="gr2">
          <draw:g draw:style-name="gr2">
            <draw:custom-shape draw:style-name="gr3" draw:text-style-name="P3" draw:layer="layout" svg:width="0.75cm" svg:height="1cm" svg:x="9.45cm" svg:y="7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9.85cm" svg:y1="8.2cm" svg:x2="9.85cm" svg:y2="10.2cm">
              <text:p/>
            </draw:line>
            <draw:line draw:style-name="gr4" draw:text-style-name="P3" draw:layer="layout" svg:x1="9.25cm" svg:y1="8.7cm" svg:x2="10.5cm" svg:y2="8.7cm">
              <text:p/>
            </draw:line>
            <draw:line draw:style-name="gr4" draw:text-style-name="P3" draw:layer="layout" svg:x1="9.95cm" svg:y1="10.2cm" svg:x2="10.45cm" svg:y2="10.95cm">
              <text:p/>
            </draw:line>
            <draw:line draw:style-name="gr4" draw:text-style-name="P3" draw:layer="layout" svg:x1="9.2cm" svg:y1="10.95cm" svg:x2="9.7cm" svg:y2="10.2cm">
              <text:p/>
            </draw:line>
          </draw:g>
          <draw:custom-shape draw:style-name="gr5" draw:text-style-name="P2" draw:layer="layout" svg:width="2.75cm" svg:height="1cm" svg:x="8.5cm" svg:y="11.45cm">
            <text:p text:style-name="P1">client</text:p>
            <draw:enhanced-geometry svg:viewBox="0 0 21600 21600" draw:type="rectangle" draw:enhanced-path="M 0 0 L 21600 0 21600 21600 0 21600 0 0 Z N"/>
          </draw:custom-shape>
        </draw:g>
        <draw:g draw:style-name="gr2">
          <draw:g draw:style-name="gr2">
            <draw:custom-shape draw:style-name="gr3" draw:text-style-name="P3" draw:layer="layout" svg:width="0.75cm" svg:height="1cm" svg:x="18.95cm" svg:y="7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19.35cm" svg:y1="8.2cm" svg:x2="19.35cm" svg:y2="10.2cm">
              <text:p/>
            </draw:line>
            <draw:line draw:style-name="gr4" draw:text-style-name="P3" draw:layer="layout" svg:x1="18.75cm" svg:y1="8.7cm" svg:x2="20cm" svg:y2="8.7cm">
              <text:p/>
            </draw:line>
            <draw:line draw:style-name="gr4" draw:text-style-name="P3" draw:layer="layout" svg:x1="19.45cm" svg:y1="10.2cm" svg:x2="19.95cm" svg:y2="10.95cm">
              <text:p/>
            </draw:line>
            <draw:line draw:style-name="gr4" draw:text-style-name="P3" draw:layer="layout" svg:x1="18.7cm" svg:y1="10.95cm" svg:x2="19.2cm" svg:y2="10.2cm">
              <text:p/>
            </draw:line>
          </draw:g>
          <draw:custom-shape draw:style-name="gr5" draw:text-style-name="P2" draw:layer="layout" svg:width="2.75cm" svg:height="1cm" svg:x="18cm" svg:y="11.45cm">
            <text:p text:style-name="P1">admin</text:p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Default">
        <draw:custom-shape draw:style-name="gr1" draw:text-style-name="P2" draw:layer="layout" svg:width="21.5cm" svg:height="1.75cm" svg:x="4cm" svg:y="2.25cm">
          <text:p text:style-name="P1">Actions Of Stakeholders</text:p>
          <draw:enhanced-geometry svg:viewBox="0 0 21600 21600" draw:type="rectangle" draw:enhanced-path="M 0 0 L 21600 0 21600 21600 0 21600 0 0 Z N"/>
        </draw:custom-shape>
        <draw:g draw:style-name="gr2">
          <draw:custom-shape draw:style-name="gr6" draw:text-style-name="P5" draw:layer="layout" svg:width="8.25cm" svg:height="4.5cm" svg:x="4cm" svg:y="6.45cm">
            <text:list text:style-name="L1">
              <text:list-item>
                <text:p text:style-name="P4">create plans</text:p>
              </text:list-item>
              <text:list-item>
                <text:p text:style-name="P4">register client</text:p>
              </text:list-item>
              <text:list-item>
                <text:p text:style-name="P4">subcription report</text:p>
              </text:list-item>
              <text:list-item>
                <text:p text:style-name="P4">visit report</text:p>
              </text:list-item>
              <text:list-item>
                <text:p text:style-name="P4">extend subscription duration or expiration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8.25cm" svg:height="1cm" svg:x="4cm" svg:y="5.45cm">
            <text:p text:style-name="P1">Admin</text:p>
            <draw:enhanced-geometry svg:viewBox="0 0 21600 21600" draw:type="rectangle" draw:enhanced-path="M 0 0 L 21600 0 21600 21600 0 21600 0 0 Z N"/>
          </draw:custom-shape>
        </draw:g>
        <draw:g draw:style-name="gr2">
          <draw:custom-shape draw:style-name="gr6" draw:text-style-name="P5" draw:layer="layout" svg:width="8.25cm" svg:height="4.5cm" svg:x="17.25cm" svg:y="6.45cm">
            <text:list text:style-name="L1">
              <text:list-item>
                <text:p text:style-name="P4">subcribe to plan</text:p>
              </text:list-item>
              <text:list-item>
                <text:p text:style-name="P4">makes payment</text:p>
              </text:list-item>
              <text:list-item>
                <text:p text:style-name="P4">visit the space if plan is running</text:p>
                <text:p text:style-name="P4"/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8.25cm" svg:height="1cm" svg:x="17.25cm" svg:y="5.45cm">
            <text:p text:style-name="P1">Client</text:p>
            <draw:enhanced-geometry svg:viewBox="0 0 21600 21600" draw:type="rectangle" draw:enhanced-path="M 0 0 L 21600 0 21600 21600 0 21600 0 0 Z N"/>
          </draw:custom-shape>
        </draw:g>
        <draw:g draw:style-name="gr2">
          <draw:custom-shape draw:style-name="gr6" draw:text-style-name="P5" draw:layer="layout" svg:width="8.25cm" svg:height="4.5cm" svg:x="10.5cm" svg:y="12.95cm">
            <text:list text:style-name="L1">
              <text:list-item>
                <text:p text:style-name="P4">validate user phone</text:p>
              </text:list-item>
              <text:list-item>
                <text:p text:style-name="P4">verify subscription status is not expired or exhausted</text:p>
              </text:list-item>
              <text:list-item>
                <text:p text:style-name="P4">set subscription status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8.25cm" svg:height="1cm" svg:x="10.5cm" svg:y="11.95cm">
            <text:p text:style-name="P1">App</text:p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Default">
        <draw:g draw:style-name="gr2">
          <draw:custom-shape draw:style-name="gr6" draw:text-style-name="P5" draw:layer="layout" svg:width="8.25cm" svg:height="4.5cm" svg:x="1.75cm" svg:y="6.3cm">
            <text:list text:style-name="L1">
              <text:list-item>
                <text:p text:style-name="P4">first_name</text:p>
              </text:list-item>
              <text:list-item>
                <text:p text:style-name="P4">last_name</text:p>
              </text:list-item>
              <text:list-item>
                <text:p text:style-name="P4">company_name</text:p>
              </text:list-item>
              <text:list-item>
                <text:p text:style-name="P4">email</text:p>
              </text:list-item>
              <text:list-item>
                <text:p text:style-name="P4">phone</text:p>
              </text:list-item>
              <text:list-item>
                <text:p text:style-name="P4">created_at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8.25cm" svg:height="1cm" svg:x="1.75cm" svg:y="5.3cm">
            <text:p text:style-name="P1">Client</text:p>
            <draw:enhanced-geometry svg:viewBox="0 0 21600 21600" draw:type="rectangle" draw:enhanced-path="M 0 0 L 21600 0 21600 21600 0 21600 0 0 Z N"/>
          </draw:custom-shape>
        </draw:g>
        <draw:g draw:style-name="gr2">
          <draw:custom-shape draw:style-name="gr8" draw:text-style-name="P5" draw:layer="layout" svg:width="8.25cm" svg:height="4.459cm" svg:x="10.75cm" svg:y="6.291cm">
            <text:list text:style-name="L1">
              <text:list-item>
                <text:p text:style-name="P4">plan_name</text:p>
              </text:list-item>
              <text:list-item>
                <text:p text:style-name="P4">duration</text:p>
              </text:list-item>
              <text:list-item>
                <text:p text:style-name="P4">type (hourly, daily, weekly, monthly, yearly)</text:p>
              </text:list-item>
              <text:list-item>
                <text:p text:style-name="P4">price</text:p>
                <text:p text:style-name="P4"/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8.25cm" svg:height="0.991cm" svg:x="10.75cm" svg:y="5.3cm">
            <text:p text:style-name="P1">Plan</text:p>
            <draw:enhanced-geometry svg:viewBox="0 0 21600 21600" draw:type="rectangle" draw:enhanced-path="M 0 0 L 21600 0 21600 21600 0 21600 0 0 Z N"/>
          </draw:custom-shape>
        </draw:g>
        <draw:g draw:style-name="gr2">
          <draw:custom-shape draw:style-name="gr10" draw:text-style-name="P5" draw:layer="layout" svg:width="8.25cm" svg:height="5.931cm" svg:x="1.75cm" svg:y="12.819cm">
            <text:list text:style-name="L1">
              <text:list-item>
                <text:p text:style-name="P4">plan</text:p>
              </text:list-item>
              <text:list-item>
                <text:p text:style-name="P4">client</text:p>
              </text:list-item>
              <text:list-item>
                <text:p text:style-name="P4">unit</text:p>
              </text:list-item>
              <text:list-item>
                <text:p text:style-name="P4">status (booked, running, expired, exhausted)</text:p>
              </text:list-item>
              <text:list-item>
                <text:p text:style-name="P4">expiration</text:p>
              </text:list-item>
              <text:list-item>
                <text:p text:style-name="P4">payment</text:p>
              </text:list-item>
              <text:list-item>
                <text:p text:style-name="P4">created_at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8.25cm" svg:height="1.319cm" svg:x="1.75cm" svg:y="11.5cm">
            <text:p text:style-name="P1">Subscription</text:p>
            <draw:enhanced-geometry svg:viewBox="0 0 21600 21600" draw:type="rectangle" draw:enhanced-path="M 0 0 L 21600 0 21600 21600 0 21600 0 0 Z N"/>
          </draw:custom-shape>
        </draw:g>
        <draw:g draw:style-name="gr2">
          <draw:custom-shape draw:style-name="gr12" draw:text-style-name="P7" draw:layer="layout" svg:width="8.25cm" svg:height="4.5cm" svg:x="19.75cm" svg:y="6.25cm">
            <text:list text:style-name="L1">
              <text:list-item>
                <text:p text:style-name="P6">discount</text:p>
              </text:list-item>
              <text:list-item>
                <text:p text:style-name="P6">tax</text:p>
              </text:list-item>
              <text:list-item>
                <text:p text:style-name="P6">total_price</text:p>
              </text:list-item>
              <text:list-item>
                <text:p text:style-name="P6">amount_paid</text:p>
              </text:list-item>
              <text:list-item>
                <text:p text:style-name="P6">status</text:p>
              </text:list-item>
              <text:list-item>
                <text:p text:style-name="P6">date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8.25cm" svg:height="1cm" svg:x="19.75cm" svg:y="5.25cm">
            <text:p text:style-name="P1">Payments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2" draw:layer="layout" svg:width="21.5cm" svg:height="1.75cm" svg:x="4cm" svg:y="2.25cm">
          <text:p text:style-name="P1">Core Features</text:p>
          <draw:enhanced-geometry svg:viewBox="0 0 21600 21600" draw:type="rectangle" draw:enhanced-path="M 0 0 L 21600 0 21600 21600 0 21600 0 0 Z N"/>
        </draw:custom-shape>
        <draw:g draw:style-name="gr2">
          <draw:custom-shape draw:style-name="gr6" draw:text-style-name="P5" draw:layer="layout" svg:width="8.25cm" svg:height="4.5cm" svg:x="10.75cm" svg:y="12.5cm">
            <text:list text:style-name="L1">
              <text:list-item>
                <text:p text:style-name="P4">subscription</text:p>
              </text:list-item>
              <text:list-item>
                <text:p text:style-name="P4">timestamp</text:p>
                <text:p text:style-name="P4"/>
                <text:p text:style-name="P4"/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8.25cm" svg:height="1cm" svg:x="10.75cm" svg:y="11.5cm">
            <text:p text:style-name="P1">Visit</text:p>
            <draw:enhanced-geometry svg:viewBox="0 0 21600 21600" draw:type="rectangle" draw:enhanced-path="M 0 0 L 21600 0 21600 21600 0 21600 0 0 Z N"/>
          </draw:custom-shape>
        </draw:g>
      </draw:page>
      <draw:page draw:name="page4" draw:style-name="dp1" draw:master-page-name="Default">
        <draw:custom-shape draw:style-name="gr13" draw:text-style-name="P8" xml:id="id3" draw:id="id3" draw:layer="layout" svg:width="4cm" svg:height="1.5cm" svg:x="14.8cm" svg:y="8cm">
          <text:p text:style-name="P1">Subscription</text:p>
          <draw:enhanced-geometry svg:viewBox="0 0 21600 21600" draw:type="rectangle" draw:enhanced-path="M 0 0 L 21600 0 21600 21600 0 21600 0 0 Z N"/>
        </draw:custom-shape>
        <draw:g draw:style-name="gr2" xml:id="id5" draw:id="id5">
          <draw:g draw:style-name="gr2">
            <draw:custom-shape draw:style-name="gr14" draw:text-style-name="P3" draw:layer="layout" svg:width="0.586cm" svg:height="0.743cm" svg:x="4.093cm" svg:y="6.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4.405cm" svg:y1="7.593cm" svg:x2="4.405cm" svg:y2="9.079cm">
              <text:p/>
            </draw:line>
            <draw:line draw:style-name="gr4" draw:text-style-name="P3" draw:layer="layout" svg:x1="3.936cm" svg:y1="7.964cm" svg:x2="4.913cm" svg:y2="7.964cm">
              <text:p/>
            </draw:line>
            <draw:line draw:style-name="gr4" draw:text-style-name="P3" draw:layer="layout" svg:x1="4.484cm" svg:y1="9.079cm" svg:x2="4.875cm" svg:y2="9.636cm">
              <text:p/>
            </draw:line>
            <draw:line draw:style-name="gr4" draw:text-style-name="P3" draw:layer="layout" svg:x1="3.897cm" svg:y1="9.636cm" svg:x2="4.288cm" svg:y2="9.079cm">
              <text:p/>
            </draw:line>
          </draw:g>
          <draw:custom-shape draw:style-name="gr15" draw:text-style-name="P2" draw:layer="layout" svg:width="2.15cm" svg:height="0.743cm" svg:x="3.35cm" svg:y="10.007cm">
            <text:p text:style-name="P1">client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2" draw:layer="layout" svg:width="21.5cm" svg:height="1.75cm" svg:x="4cm" svg:y="2.25cm">
          <text:p text:style-name="P1">Flow Chart</text:p>
          <draw:enhanced-geometry svg:viewBox="0 0 21600 21600" draw:type="rectangle" draw:enhanced-path="M 0 0 L 21600 0 21600 21600 0 21600 0 0 Z N"/>
        </draw:custom-shape>
        <draw:g draw:style-name="gr2" xml:id="id1" draw:id="id1">
          <draw:g draw:style-name="gr2">
            <draw:custom-shape draw:style-name="gr16" draw:text-style-name="P3" draw:layer="layout" svg:width="0.613cm" svg:height="0.762cm" svg:x="4.028cm" svg:y="13.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4.355cm" svg:y1="14.012cm" svg:x2="4.355cm" svg:y2="15.536cm">
              <text:p/>
            </draw:line>
            <draw:line draw:style-name="gr4" draw:text-style-name="P3" draw:layer="layout" svg:x1="3.864cm" svg:y1="14.393cm" svg:x2="4.887cm" svg:y2="14.393cm">
              <text:p/>
            </draw:line>
            <draw:line draw:style-name="gr4" draw:text-style-name="P3" draw:layer="layout" svg:x1="4.436cm" svg:y1="15.536cm" svg:x2="4.845cm" svg:y2="16.107cm">
              <text:p/>
            </draw:line>
            <draw:line draw:style-name="gr4" draw:text-style-name="P3" draw:layer="layout" svg:x1="3.823cm" svg:y1="16.107cm" svg:x2="4.232cm" svg:y2="15.536cm">
              <text:p/>
            </draw:line>
          </draw:g>
          <draw:custom-shape draw:style-name="gr17" draw:text-style-name="P2" draw:layer="layout" svg:width="2.25cm" svg:height="0.762cm" svg:x="3.25cm" svg:y="16.488cm">
            <text:p text:style-name="P1">admin</text:p>
            <draw:enhanced-geometry svg:viewBox="0 0 21600 21600" draw:type="rectangle" draw:enhanced-path="M 0 0 L 21600 0 21600 21600 0 21600 0 0 Z N"/>
          </draw:custom-shape>
        </draw:g>
        <draw:custom-shape draw:style-name="gr13" draw:text-style-name="P8" xml:id="id2" draw:id="id2" draw:layer="layout" svg:width="4cm" svg:height="1.5cm" svg:x="11.8cm" svg:y="12.75cm">
          <text:p text:style-name="P1">Plan</text:p>
          <draw:enhanced-geometry svg:viewBox="0 0 21600 21600" draw:type="rectangle" draw:enhanced-path="M 0 0 L 21600 0 21600 21600 0 21600 0 0 Z N"/>
        </draw:custom-shape>
        <draw:connector draw:style-name="gr18" draw:text-style-name="P9" draw:layer="layout" svg:x1="5.5cm" svg:y1="15.25cm" svg:x2="11.8cm" svg:y2="13.5cm" draw:start-shape="id1" draw:start-glue-point="1" draw:end-shape="id2" draw:end-glue-point="3" svg:d="M5500 15250h3150v-1750h3150" svg:viewBox="0 0 6301 1751">
          <text:p/>
        </draw:connector>
        <draw:custom-shape draw:style-name="gr13" draw:text-style-name="P8" xml:id="id4" draw:id="id4" draw:layer="layout" svg:width="4cm" svg:height="1.5cm" svg:x="22.45cm" svg:y="8cm">
          <text:p text:style-name="P1">Visit</text:p>
          <draw:enhanced-geometry svg:viewBox="0 0 21600 21600" draw:type="rectangle" draw:enhanced-path="M 0 0 L 21600 0 21600 21600 0 21600 0 0 Z N"/>
        </draw:custom-shape>
        <draw:custom-shape draw:style-name="gr19" draw:text-style-name="P8" xml:id="id6" draw:id="id6" draw:layer="layout" svg:width="3.5cm" svg:height="1.5cm" svg:x="22.75cm" svg:y="11.1cm">
          <text:p text:style-name="P1">Report</text:p>
          <draw:enhanced-geometry svg:viewBox="0 0 21600 21600" draw:type="rectangle" draw:enhanced-path="M 0 0 L 21600 0 21600 21600 0 21600 0 0 Z N"/>
        </draw:custom-shape>
        <draw:connector draw:style-name="gr20" draw:text-style-name="P9" draw:layer="layout" svg:x1="18.8cm" svg:y1="8.75cm" svg:x2="22.45cm" svg:y2="8.75cm" draw:start-shape="id3" draw:start-glue-point="1" draw:end-shape="id4" draw:end-glue-point="3" svg:d="M18800 8750h3650" svg:viewBox="0 0 3651 1">
          <text:p/>
        </draw:connector>
        <draw:connector draw:style-name="gr21" draw:text-style-name="P9" draw:layer="layout" svg:x1="4.425cm" svg:y1="6.85cm" svg:x2="24.45cm" svg:y2="8cm" draw:start-shape="id5" draw:start-glue-point="0" draw:end-shape="id4" draw:end-glue-point="0" svg:d="M4425 6850v-502h20025v1652" svg:viewBox="0 0 20026 1653">
          <text:p/>
        </draw:connector>
        <draw:connector draw:style-name="gr22" draw:text-style-name="P9" draw:layer="layout" svg:x1="24.5cm" svg:y1="12.6cm" svg:x2="4.375cm" svg:y2="17.25cm" draw:start-shape="id6" draw:start-glue-point="2" draw:end-shape="id1" draw:end-glue-point="2" svg:d="M24500 12600v5151h-20125v-501" svg:viewBox="0 0 20126 5152">
          <text:p/>
        </draw:connector>
        <draw:custom-shape draw:style-name="gr23" draw:text-style-name="P8" xml:id="id7" draw:id="id7" draw:layer="layout" svg:width="3cm" svg:height="1.25cm" svg:x="8.75cm" svg:y="10.95cm">
          <text:p text:style-name="P1">Register</text:p>
          <draw:enhanced-geometry svg:viewBox="0 0 21600 21600" draw:type="rectangle" draw:enhanced-path="M 0 0 L 21600 0 21600 21600 0 21600 0 0 Z N"/>
        </draw:custom-shape>
        <draw:connector draw:style-name="gr24" draw:text-style-name="P9" draw:layer="layout" svg:x1="4.375cm" svg:y1="13.25cm" svg:x2="10.25cm" svg:y2="12.2cm" draw:start-shape="id1" draw:start-glue-point="0" draw:end-shape="id7" draw:end-glue-point="2" svg:d="M4375 13250v-525h5875v-525" svg:viewBox="0 0 5876 1051">
          <text:p/>
        </draw:connector>
        <draw:connector draw:style-name="gr25" draw:text-style-name="P9" draw:layer="layout" svg:x1="8.75cm" svg:y1="11.575cm" svg:x2="4.425cm" svg:y2="10.75cm" draw:start-shape="id7" draw:start-glue-point="3" draw:end-shape="id5" draw:end-glue-point="2" svg:d="M8750 11575h-4325v-825" svg:viewBox="0 0 4326 826">
          <text:p/>
        </draw:connector>
        <draw:custom-shape draw:style-name="gr19" draw:text-style-name="P8" xml:id="id8" draw:id="id8" draw:layer="layout" svg:width="3.5cm" svg:height="1.5cm" svg:x="8.75cm" svg:y="8cm">
          <text:p text:style-name="P1">Payments</text:p>
          <draw:enhanced-geometry svg:viewBox="0 0 21600 21600" draw:type="rectangle" draw:enhanced-path="M 0 0 L 21600 0 21600 21600 0 21600 0 0 Z N"/>
        </draw:custom-shape>
        <draw:connector draw:style-name="gr26" draw:text-style-name="P9" draw:layer="layout" svg:x1="5.5cm" svg:y1="8.8cm" svg:x2="8.75cm" svg:y2="8.75cm" draw:start-shape="id5" draw:start-glue-point="1" draw:end-shape="id8" draw:end-glue-point="3" svg:d="M5500 8800h1625v-50h1625" svg:viewBox="0 0 3251 51">
          <text:p/>
        </draw:connector>
        <draw:connector draw:style-name="gr27" draw:text-style-name="P9" draw:layer="layout" draw:line-skew="-0.499cm" svg:x1="10.5cm" svg:y1="8cm" svg:x2="16.8cm" svg:y2="8cm" draw:start-shape="id8" draw:start-glue-point="0" draw:end-shape="id3" draw:end-glue-point="0" svg:d="M10500 8000v-1000h6300v1000" svg:viewBox="0 0 6301 1001">
          <text:p/>
        </draw:connector>
        <draw:connector draw:style-name="gr28" draw:text-style-name="P9" draw:layer="layout" draw:line-skew="-0.625cm" svg:x1="13.8cm" svg:y1="12.75cm" svg:x2="10.5cm" svg:y2="9.5cm" draw:start-shape="id2" draw:start-glue-point="0" draw:end-shape="id8" draw:end-glue-point="2" svg:d="M13800 12750v-2250h-3300v-1000" svg:viewBox="0 0 3301 3251">
          <text:p/>
        </draw:connector>
        <draw:connector draw:style-name="gr29" draw:text-style-name="P9" draw:layer="layout" draw:line-skew="-3.25cm" svg:x1="12.25cm" svg:y1="8.75cm" svg:x2="22.75cm" svg:y2="11.85cm" draw:start-shape="id8" draw:start-glue-point="1" draw:end-shape="id6" draw:end-glue-point="3" svg:d="M12250 8750h2000v3100h8500" svg:viewBox="0 0 10501 3101">
          <text:p/>
        </draw:connector>
        <draw:connector draw:style-name="gr30" draw:text-style-name="P9" draw:layer="layout" svg:x1="16.8cm" svg:y1="9.5cm" svg:x2="24.5cm" svg:y2="11.1cm" draw:start-shape="id3" draw:start-glue-point="2" draw:end-shape="id6" svg:d="M16800 9500v800h7700v800" svg:viewBox="0 0 7701 1601">
          <text:p/>
        </draw:connector>
        <draw:connector draw:style-name="gr31" draw:text-style-name="P9" draw:layer="layout" draw:line-skew="0.549cm" svg:x1="26.45cm" svg:y1="8.75cm" svg:x2="26.25cm" svg:y2="11.85cm" draw:start-shape="id4" draw:start-glue-point="1" draw:end-shape="id6" draw:end-glue-point="1" svg:d="M26450 8750h1050v3100h-1250" svg:viewBox="0 0 1251 31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0" draw:display-name="Arrowheads 20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9" draw:display-name="Arrowheads 29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G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2T22:32:41.455194783</meta:creation-date>
    <dc:date>2025-09-03T15:33:24.508906721</dc:date>
    <meta:editing-duration>PT4H6M49S</meta:editing-duration>
    <meta:editing-cycles>26</meta:editing-cycles>
    <meta:generator>LibreOffice/24.2.7.2$Linux_X86_64 LibreOffice_project/420$Build-2</meta:generator>
    <meta:document-statistic meta:object-count="78"/>
  </office:meta>
</office:document-meta>
</file>